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127cm" draw:marker-start-width="0.483cm" draw:marker-end-width="0.483cm" draw:textarea-horizontal-align="center" draw:textarea-vertical-align="middle" fo:padding-top="0.188cm" fo:padding-bottom="0.188cm" fo:padding-left="0.313cm" fo:padding-right="0.313cm"/>
    </style:style>
    <style:style style:name="gr2" style:family="graphic" style:parent-style-name="standard">
      <style:graphic-properties svg:stroke-width="0.127cm" draw:marker-start="Arrow_20_concave" draw:marker-start-width="0.483cm" draw:marker-end-width="0.483cm" draw:textarea-horizontal-align="center" draw:textarea-vertical-align="middle" fo:padding-top="0.188cm" fo:padding-bottom="0.188cm" fo:padding-left="0.313cm" fo:padding-right="0.31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tyle="italic"/>
    </style:style>
    <style:style style:name="T1" style:family="text">
      <style:text-properties fo:font-style="italic"/>
    </style:style>
    <style:style style:name="T2" style:family="text">
      <style:text-properties fo:font-family="Symbol" fo:font-style="italic"/>
    </style:style>
    <style:style style:name="T3" style:family="text">
      <style:text-properties fo:font-family="Symbol"/>
    </style:style>
    <style:style style:name="T4" style:family="text">
      <style:text-properties style:text-position="33% 58%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1" draw:layer="layout" svg:x1="4.74cm" svg:y1="1.475cm" svg:x2="10.455cm" svg:y2="1.475cm">
          <text:p text:style-name="P2"/>
        </draw:line>
        <draw:line draw:style-name="gr1" draw:text-style-name="P1" draw:layer="layout" svg:x1="4.741cm" svg:y1="3.275cm" svg:x2="10.456cm" svg:y2="3.275cm">
          <text:p text:style-name="P2"/>
        </draw:line>
        <draw:line draw:style-name="gr1" draw:text-style-name="P1" draw:layer="layout" svg:x1="4.742cm" svg:y1="5.075cm" svg:x2="10.457cm" svg:y2="5.075cm">
          <text:p text:style-name="P2"/>
        </draw:line>
        <draw:line draw:style-name="gr2" draw:text-style-name="P1" draw:layer="layout" svg:x1="6.645cm" svg:y1="4.015cm" svg:x2="6.645cm" svg:y2="5.92cm">
          <text:p text:style-name="P2"/>
        </draw:line>
        <draw:line draw:style-name="gr2" draw:text-style-name="P1" draw:layer="layout" svg:x1="7.945cm" svg:y1="5.92cm" svg:x2="7.945cm" svg:y2="4.015cm">
          <text:p text:style-name="P2"/>
        </draw:line>
        <draw:line draw:style-name="gr2" draw:text-style-name="P1" draw:layer="layout" svg:x1="6.645cm" svg:y1="2.016cm" svg:x2="6.645cm" svg:y2="3.921cm">
          <text:p text:style-name="P2"/>
        </draw:line>
        <draw:frame draw:style-name="gr3" draw:layer="layout" svg:width="2.479cm" svg:height="0.962cm" svg:x="2.315cm" svg:y="2.721cm">
          <draw:text-box>
            <text:p text:style-name="P2">HOMO</text:p>
          </draw:text-box>
        </draw:frame>
        <draw:frame draw:style-name="gr3" draw:layer="layout" svg:width="2.335cm" svg:height="0.962cm" svg:x="2.41cm" svg:y="0.974cm">
          <draw:text-box>
            <text:p text:style-name="P2">LUMO</text:p>
          </draw:text-box>
        </draw:frame>
        <draw:line draw:style-name="gr2" draw:text-style-name="P1" draw:layer="layout" svg:x1="1.175cm" svg:y1="0.205cm" svg:x2="1.175cm" svg:y2="5.92cm">
          <text:p text:style-name="P2"/>
        </draw:line>
        <draw:frame draw:style-name="gr3" draw:text-style-name="P3" draw:layer="layout" svg:width="0.925cm" svg:height="0.962cm" svg:x="0.079cm" svg:y="0.37cm">
          <draw:text-box>
            <text:p text:style-name="P2"><text:span text:style-name="T1">E</text:span></text:p>
          </draw:text-box>
        </draw:frame>
        <draw:frame draw:style-name="gr3" draw:layer="layout" svg:width="3.889cm" svg:height="1.081cm" svg:x="11.415cm" svg:y="4.454cm">
          <draw:text-box>
            <text:p text:style-name="P2"><text:span text:style-name="T2">E</text:span><text:span text:style-name="T3"> = a</text:span> + 2<text:span text:style-name="T4">1/2</text:span><text:span text:style-name="T3">b</text:span></text:p>
          </draw:text-box>
        </draw:frame>
        <draw:frame draw:style-name="gr3" draw:layer="layout" svg:width="1.962cm" svg:height="1.081cm" svg:x="11.416cm" svg:y="2.655cm">
          <draw:text-box>
            <text:p text:style-name="P2"><text:span text:style-name="T2">E</text:span><text:span text:style-name="T3"> = a</text:span></text:p>
          </draw:text-box>
        </draw:frame>
        <draw:frame draw:style-name="gr3" draw:layer="layout" svg:width="3.863cm" svg:height="1.081cm" svg:x="11.416cm" svg:y="0.855cm">
          <draw:text-box>
            <text:p text:style-name="P2"><text:span text:style-name="T2">E</text:span><text:span text:style-name="T3"> = a</text:span> <text:span text:style-name="T3">-</text:span> 2<text:span text:style-name="T4">1/2</text:span><text:span text:style-name="T3">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24cm" fo:page-height="6.35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Jussi Eloranta</meta:initial-creator>
    <meta:creation-date>2007-04-02T10:12:28</meta:creation-date>
    <dc:creator>Jussi Eloranta</dc:creator>
    <dc:date>2007-04-02T10:19:59</dc:date>
    <dc:language>en-US</dc:language>
    <meta:editing-cycles>6</meta:editing-cycles>
    <meta:editing-duration>PT7M33S</meta:editing-duration>
    <meta:user-defined meta:name="Info 1"/>
    <meta:user-defined meta:name="Info 2"/>
    <meta:user-defined meta:name="Info 3"/>
    <meta:user-defined meta:name="Info 4"/>
    <meta:document-statistic meta:object-count="13"/>
  </office:meta>
</office:document-meta>
</file>